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48cm" fo:min-width="1.75cm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c0c0c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</style:style>
    <style:style style:name="gr8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9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10" style:family="graphic" style:parent-style-name="standard">
      <style:graphic-properties draw:fill-color="#ffcc99" draw:textarea-horizontal-align="justify" draw:textarea-vertical-align="middle" draw:auto-grow-height="false" fo:min-height="0.78cm" fo:min-width="2.41cm"/>
    </style:style>
    <style:style style:name="gr11" style:family="graphic" style:parent-style-name="standard">
      <style:graphic-properties draw:stroke="none" draw:fill="none" fo:min-height="0.7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1.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c0c0c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cc99"/>
      <style:paragraph-properties fo:text-align="center"/>
    </style:style>
    <style:style style:name="P6" style:family="paragraph">
      <loext:graphic-properties draw:fill-color="#ff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5cm" svg:height="3.73cm" svg:x="9.25cm" svg:y="14.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0.66cm" svg:height="0.523cm" svg:x="11.02cm" svg:y="17.328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5.352cm" svg:y1="4.392cm" svg:x2="5.98cm" svg:y2="8.305cm" draw:start-shape="id1" draw:start-glue-point="1" draw:end-shape="id2" draw:end-glue-point="1" svg:d="M5352 4392v1700h1129v2213h-501" svg:viewBox="0 0 1130 3914">
          <text:p/>
        </draw:connector>
        <draw:connector draw:style-name="gr3" draw:text-style-name="P3" draw:layer="layout" svg:x1="15.915cm" svg:y1="15.29cm" svg:x2="11.68cm" svg:y2="17.589cm" draw:start-shape="id3" draw:start-glue-point="2" draw:end-shape="id4" draw:end-glue-point="1" svg:d="M15915 15290v2299h-4235" svg:viewBox="0 0 4236 2300">
          <text:p/>
        </draw:connector>
        <draw:custom-shape draw:style-name="gr4" draw:text-style-name="P1" draw:layer="layout" svg:width="2.25cm" svg:height="0.968cm" draw:transform="rotate (-1.56346594393652) translate (5.867cm 1.898cm)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8" draw:id="id8" draw:layer="layout" svg:width="2.25cm" svg:height="0.769cm" draw:transform="rotate (-1.56346594393652) translate (4.889cm 1.911cm)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2.25cm" svg:height="0.769cm" draw:transform="rotate (-1.56346594393652) translate (4.15cm 1.916cm)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1" draw:id="id1" draw:layer="layout" svg:width="0.66cm" svg:height="0.522cm" draw:transform="rotate (-1.56346594393652) translate (5.608cm 3.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66cm" svg:height="0.522cm" draw:transform="rotate (-1.56346594393652) translate (4.712cm 3.7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6" draw:id="id6" draw:layer="layout" svg:width="0.66cm" svg:height="0.522cm" draw:transform="rotate (-1.56346594393652) translate (3.913cm 3.7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0.925cm" svg:height="0.962cm" svg:x="4.81cm" svg:y="2.94cm">
          <draw:text-box>
            <text:p>S</text:p>
          </draw:text-box>
        </draw:frame>
        <draw:frame draw:style-name="gr7" draw:text-style-name="P4" draw:layer="layout" svg:width="0.997cm" svg:height="0.962cm" svg:x="3.24cm" svg:y="2.968cm">
          <draw:text-box>
            <text:p>V</text:p>
          </draw:text-box>
        </draw:frame>
        <draw:custom-shape draw:style-name="gr8" draw:text-style-name="P5" xml:id="id5" draw:id="id5" draw:layer="layout" svg:width="2.91cm" svg:height="1.03cm" svg:x="3.48cm" svg:y="11.06cm">
          <text:p text:style-name="P1">680 ohm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6.39cm" svg:y1="11.575cm" svg:x2="5.61cm" svg:y2="4.06cm" draw:start-shape="id5" draw:start-glue-point="1" draw:end-shape="id1" draw:end-glue-point="0" svg:d="M6390 11575h501v-7515h-1281" svg:viewBox="0 0 1282 7516">
          <text:p/>
        </draw:connector>
        <draw:g xml:id="id3" draw:id="id3">
          <draw:custom-shape draw:style-name="gr9" draw:text-style-name="P6" draw:layer="layout" svg:width="1.43cm" svg:height="1.43cm" svg:x="15.2cm" svg:y="13.86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4" draw:text-style-name="P1" draw:layer="layout" svg:width="0.86cm" svg:height="0.78cm" draw:transform="rotate (-3.09638862596314) translate (16.367cm 15.12cm)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0.94cm" svg:height="0.33cm" svg:x="15.47cm" svg:y="14.02cm">
            <text:p/>
            <draw:enhanced-geometry svg:viewBox="0 0 21600 21600" draw:mirror-vertical="true" draw:type="rectangle" draw:enhanced-path="M 0 0 L 21600 0 21600 21600 0 21600 0 0 Z N"/>
          </draw:custom-shape>
        </draw:g>
        <draw:connector draw:style-name="gr3" draw:text-style-name="P3" draw:layer="layout" svg:x1="15.915cm" svg:y1="13.86cm" svg:x2="3.48cm" svg:y2="11.575cm" draw:start-shape="id3" draw:start-glue-point="0" draw:end-shape="id5" draw:end-glue-point="3" svg:d="M15915 13860v-885h-12936v-1400h501" svg:viewBox="0 0 12937 2286">
          <text:p/>
        </draw:connector>
        <draw:frame draw:style-name="gr7" draw:text-style-name="P4" draw:layer="layout" svg:width="0.997cm" svg:height="0.962cm" svg:x="4.12cm" svg:y="2.91cm">
          <draw:text-box>
            <text:p>G</text:p>
          </draw:text-box>
        </draw:frame>
        <draw:custom-shape draw:style-name="gr10" draw:text-style-name="P5" xml:id="id2" draw:id="id2" draw:layer="layout" svg:width="2.91cm" svg:height="1.03cm" svg:x="3.07cm" svg:y="7.79cm">
          <text:p text:style-name="P1">4k7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966cm" svg:height="2.36cm" svg:x="8.91cm" svg:y="14.63cm">
          <draw:text-box>
            <text:p text:style-name="P1">Wemos D1 Mini Pro</text:p>
          </draw:text-box>
        </draw:frame>
        <draw:frame draw:style-name="gr12" draw:text-style-name="P4" xml:id="id7" draw:id="id7" draw:layer="layout" svg:width="1.7cm" svg:height="1.334cm" svg:x="0.79cm" svg:y="0.5cm">
          <draw:text-box>
            <text:p>V+</text:p>
          </draw:text-box>
        </draw:frame>
        <draw:connector draw:style-name="gr3" draw:text-style-name="P3" draw:layer="layout" svg:x1="3.393cm" svg:y1="4.082cm" svg:x2="1.64cm" svg:y2="1.834cm" draw:start-shape="id6" draw:start-glue-point="2" draw:end-shape="id7" draw:end-glue-point="2" svg:d="M3393 4082h-1753v-2248" svg:viewBox="0 0 1754 2249">
          <text:p/>
        </draw:connector>
        <draw:connector draw:style-name="gr3" draw:text-style-name="P3" draw:layer="layout" svg:x1="4.505cm" svg:y1="1.915cm" svg:x2="9.7cm" svg:y2="1.438cm" draw:start-shape="id8" draw:start-glue-point="5" draw:end-shape="id9" draw:end-glue-point="3" svg:d="M4505 1915v-505h2798v28h2397" svg:viewBox="0 0 5196 506">
          <text:p/>
        </draw:connector>
        <draw:connector draw:style-name="gr3" draw:text-style-name="P3" draw:layer="layout" svg:x1="3.657cm" svg:y1="4.41cm" svg:x2="3.071cm" svg:y2="8.44cm" draw:start-shape="id6" draw:start-glue-point="1" svg:d="M3657 4410v2267h-586v1763" svg:viewBox="0 0 587 4031">
          <text:p/>
        </draw:connector>
        <draw:frame draw:style-name="gr13" draw:text-style-name="P4" xml:id="id9" draw:id="id9" draw:layer="layout" svg:width="1.912cm" svg:height="1.424cm" svg:x="9.7cm" svg:y="0.726cm">
          <draw:text-box draw:corner-radius="0.38cm">
            <text:p>GN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5T19:57:32</meta:creation-date>
    <dc:date>2018-11-18T19:49:58.890584026</dc:date>
    <meta:editing-duration>PT19M46S</meta:editing-duration>
    <meta:editing-cycles>4</meta:editing-cycles>
    <meta:generator>LibreOffice/5.4.1.2.0$Linux_X86_64 LibreOffice_project/40m0$Build-2</meta:generator>
    <meta:document-statistic meta:object-count="27"/>
  </office:meta>
</office:document-meta>
</file>